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5A07E256.png"/>
  <manifest:file-entry manifest:media-type="image/png" manifest:full-path="Pictures/1000020100000040000000405C4792FC.png"/>
  <manifest:file-entry manifest:media-type="image/png" manifest:full-path="Pictures/100002010000004000000040921DE8B2.png"/>
  <manifest:file-entry manifest:media-type="image/png" manifest:full-path="Pictures/1000020100000040000000403D8D3B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Vertical_20_white_20_to_20_gra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paragraph-properties fo:margin-left="0cm" fo:margin-right="0cm" fo:text-indent="0cm"/>
      <style:text-properties fo:color="#808080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1.5cm" svg:height="6.5cm" draw:transform="rotate (1.5707963267946) translate (8.192cm 4.325cm)">
          <text:p text:style-name="P4"/>
          <draw:enhanced-geometry svg:viewBox="0 0 88 21600" draw:glue-points="44 ?f6 44 0 0 10800 44 21600 88 10800" draw:text-areas="0 ?f6 88 ?f3" draw:type="can" draw:modifiers="4627.5429942674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2.479cm" svg:height="0.983cm" svg:x="10.289cm" svg:y="1.766cm">
          <draw:text-box>
            <text:p text:style-name="P2"><text:span text:style-name="T1">Queue</text:span></text:p>
          </draw:text-box>
        </draw:frame>
        <draw:frame draw:style-name="gr3" draw:text-style-name="P1" draw:id="id1" draw:layer="layout" svg:width="1.692cm" svg:height="1.692cm" svg:x="0cm" svg:y="0.037cm">
          <draw:image xlink:href="Pictures/1000020100000040000000405A07E256.png" xlink:type="simple" xlink:show="embed" xlink:actuate="onLoad">
            <text:p text:style-name="P4"/>
          </draw:image>
        </draw:frame>
        <draw:frame draw:style-name="gr3" draw:text-style-name="P1" draw:id="id4" draw:layer="layout" svg:width="1.692cm" svg:height="1.692cm" svg:x="0cm" svg:y="2.729cm">
          <draw:image xlink:href="Pictures/1000020100000040000000405A07E256.png" xlink:type="simple" xlink:show="embed" xlink:actuate="onLoad">
            <text:p text:style-name="P4"/>
          </draw:image>
        </draw:frame>
        <draw:frame draw:style-name="gr3" draw:text-style-name="P1" draw:id="id3" draw:layer="layout" svg:width="1.692cm" svg:height="1.692cm" svg:x="0cm" svg:y="5.921cm">
          <draw:image xlink:href="Pictures/1000020100000040000000405A07E256.png" xlink:type="simple" xlink:show="embed" xlink:actuate="onLoad">
            <text:p text:style-name="P4"/>
          </draw:image>
        </draw:frame>
        <draw:frame draw:style-name="gr3" draw:text-style-name="P1" draw:id="id5" draw:layer="layout" svg:width="1.692cm" svg:height="1.692cm" svg:x="19.792cm" svg:y="2.729cm">
          <draw:image xlink:href="Pictures/1000020100000040000000405A07E256.png" xlink:type="simple" xlink:show="embed" xlink:actuate="onLoad">
            <text:p text:style-name="P4"/>
          </draw:image>
        </draw:frame>
        <draw:connector draw:style-name="gr4" draw:text-style-name="P1" draw:layer="layout" draw:type="curve" svg:x1="1.692cm" svg:y1="0.883cm" svg:x2="8.192cm" svg:y2="3.574cm" draw:start-shape="id1" draw:start-glue-point="1" draw:end-shape="id2" draw:end-glue-point="6">
          <text:p text:style-name="P4"/>
        </draw:connector>
        <draw:connector draw:style-name="gr4" draw:text-style-name="P1" draw:layer="layout" draw:type="curve" svg:x1="1.692cm" svg:y1="6.767cm" svg:x2="8.192cm" svg:y2="3.574cm" draw:start-shape="id3" draw:start-glue-point="1" draw:end-shape="id2" draw:end-glue-point="6">
          <text:p text:style-name="P4"/>
        </draw:connector>
        <draw:connector draw:style-name="gr4" draw:text-style-name="P1" draw:layer="layout" draw:type="curve" svg:x1="1.692cm" svg:y1="3.575cm" svg:x2="8.192cm" svg:y2="3.574cm" draw:start-shape="id4" draw:start-glue-point="1" draw:end-shape="id2" draw:end-glue-point="6">
          <text:p text:style-name="P4"/>
        </draw:connector>
        <draw:frame draw:style-name="gr3" draw:text-style-name="P1" draw:layer="layout" svg:width="1.692cm" svg:height="1.692cm" svg:x="3.5cm" svg:y="0.729cm">
          <draw:image xlink:href="Pictures/1000020100000040000000405C4792FC.png" xlink:type="simple" xlink:show="embed" xlink:actuate="onLoad">
            <text:p text:style-name="P4"/>
          </draw:image>
        </draw:frame>
        <draw:connector draw:style-name="gr4" draw:text-style-name="P1" draw:layer="layout" draw:type="curve" svg:x1="14.692cm" svg:y1="3.574cm" svg:x2="19.792cm" svg:y2="3.575cm" draw:start-shape="id2" draw:start-glue-point="8" draw:end-shape="id5" draw:end-glue-point="3">
          <text:p text:style-name="P4"/>
        </draw:connector>
        <draw:frame draw:style-name="gr3" draw:text-style-name="P1" draw:layer="layout" svg:width="1.692cm" svg:height="1.692cm" svg:x="16cm" svg:y="2.729cm">
          <draw:image xlink:href="Pictures/1000020100000040000000405C4792FC.png" xlink:type="simple" xlink:show="embed" xlink:actuate="onLoad">
            <text:p text:style-name="P4"/>
          </draw:image>
        </draw:frame>
        <draw:frame draw:style-name="gr5" draw:text-style-name="P5" draw:layer="layout" svg:width="1.327cm" svg:height="1.013cm" svg:x="3.773cm" svg:y="0cm">
          <draw:text-box>
            <text:p text:style-name="P4"><text:span text:style-name="T2">(1)</text:span></text:p>
          </draw:text-box>
        </draw:frame>
        <draw:frame draw:style-name="gr5" draw:text-style-name="P5" draw:layer="layout" svg:width="1.327cm" svg:height="1.013cm" svg:x="16.273cm" svg:y="2cm">
          <draw:text-box>
            <text:p text:style-name="P4"><text:span text:style-name="T2">(2)</text:span></text:p>
          </draw:text-box>
        </draw:frame>
        <draw:custom-shape draw:style-name="gr1" draw:text-style-name="P1" draw:id="id7" draw:layer="layout" svg:width="1.5cm" svg:height="6.5cm" draw:transform="rotate (1.5707963267946) translate (8.192cm 13.017cm)">
          <text:p text:style-name="P4"/>
          <draw:enhanced-geometry svg:viewBox="0 0 88 21600" draw:glue-points="44 ?f6 44 0 0 10800 44 21600 88 10800" draw:text-areas="0 ?f6 88 ?f3" draw:type="can" draw:modifiers="4627.5429942674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2.153cm" svg:height="0.983cm" svg:x="10.289cm" svg:y="10.466cm">
          <draw:text-box>
            <text:p text:style-name="P2"><text:span text:style-name="T1">Topic</text:span></text:p>
          </draw:text-box>
        </draw:frame>
        <draw:frame draw:style-name="gr3" draw:text-style-name="P1" draw:id="id6" draw:layer="layout" svg:width="1.692cm" svg:height="1.692cm" svg:x="0cm" svg:y="8.737cm">
          <draw:image xlink:href="Pictures/1000020100000040000000405A07E256.png" xlink:type="simple" xlink:show="embed" xlink:actuate="onLoad">
            <text:p text:style-name="P4"/>
          </draw:image>
        </draw:frame>
        <draw:frame draw:style-name="gr3" draw:text-style-name="P1" draw:id="id9" draw:layer="layout" svg:width="1.692cm" svg:height="1.692cm" svg:x="0cm" svg:y="11.421cm">
          <draw:image xlink:href="Pictures/1000020100000040000000405A07E256.png" xlink:type="simple" xlink:show="embed" xlink:actuate="onLoad">
            <text:p text:style-name="P4"/>
          </draw:image>
        </draw:frame>
        <draw:frame draw:style-name="gr3" draw:text-style-name="P1" draw:id="id8" draw:layer="layout" svg:width="1.692cm" svg:height="1.692cm" svg:x="0cm" svg:y="14.621cm">
          <draw:image xlink:href="Pictures/1000020100000040000000405A07E256.png" xlink:type="simple" xlink:show="embed" xlink:actuate="onLoad">
            <text:p text:style-name="P4"/>
          </draw:image>
        </draw:frame>
        <draw:connector draw:style-name="gr4" draw:text-style-name="P1" draw:layer="layout" draw:type="curve" svg:x1="1.692cm" svg:y1="9.583cm" svg:x2="8.192cm" svg:y2="12.266cm" draw:start-shape="id6" draw:start-glue-point="1" draw:end-shape="id7" draw:end-glue-point="6">
          <text:p text:style-name="P4"/>
        </draw:connector>
        <draw:connector draw:style-name="gr4" draw:text-style-name="P1" draw:layer="layout" draw:type="curve" svg:x1="1.692cm" svg:y1="15.467cm" svg:x2="8.192cm" svg:y2="12.266cm" draw:start-shape="id8" draw:start-glue-point="1" draw:end-shape="id7" draw:end-glue-point="6">
          <text:p text:style-name="P4"/>
        </draw:connector>
        <draw:connector draw:style-name="gr4" draw:text-style-name="P1" draw:layer="layout" draw:type="curve" svg:x1="1.692cm" svg:y1="12.267cm" svg:x2="8.192cm" svg:y2="12.266cm" draw:start-shape="id9" draw:start-glue-point="1" draw:end-shape="id7" draw:end-glue-point="6">
          <text:p text:style-name="P4"/>
        </draw:connector>
        <draw:frame draw:style-name="gr3" draw:text-style-name="P1" draw:layer="layout" svg:width="1.692cm" svg:height="1.692cm" svg:x="3.5cm" svg:y="9.429cm">
          <draw:image xlink:href="Pictures/1000020100000040000000405C4792FC.png" xlink:type="simple" xlink:show="embed" xlink:actuate="onLoad">
            <text:p text:style-name="P4"/>
          </draw:image>
        </draw:frame>
        <draw:frame draw:style-name="gr5" draw:text-style-name="P5" draw:layer="layout" svg:width="1.327cm" svg:height="1.013cm" svg:x="3.773cm" svg:y="8.7cm">
          <draw:text-box>
            <text:p text:style-name="P4"><text:span text:style-name="T2">(1)</text:span></text:p>
          </draw:text-box>
        </draw:frame>
        <draw:frame draw:style-name="gr3" draw:text-style-name="P1" draw:id="id10" draw:layer="layout" svg:width="1.692cm" svg:height="1.692cm" svg:x="19.808cm" svg:y="8.313cm">
          <draw:image xlink:href="Pictures/1000020100000040000000405A07E256.png" xlink:type="simple" xlink:show="embed" xlink:actuate="onLoad">
            <text:p text:style-name="P4"/>
          </draw:image>
        </draw:frame>
        <draw:frame draw:style-name="gr3" draw:text-style-name="P1" draw:id="id11" draw:layer="layout" svg:width="1.692cm" svg:height="1.692cm" svg:x="19.808cm" svg:y="11.421cm">
          <draw:image xlink:href="Pictures/1000020100000040000000405A07E256.png" xlink:type="simple" xlink:show="embed" xlink:actuate="onLoad">
            <text:p text:style-name="P4"/>
          </draw:image>
        </draw:frame>
        <draw:frame draw:style-name="gr3" draw:text-style-name="P1" draw:id="id12" draw:layer="layout" svg:width="1.692cm" svg:height="1.692cm" svg:x="19.808cm" svg:y="14.197cm">
          <draw:image xlink:href="Pictures/1000020100000040000000405A07E256.png" xlink:type="simple" xlink:show="embed" xlink:actuate="onLoad">
            <text:p text:style-name="P4"/>
          </draw:image>
        </draw:frame>
        <draw:connector draw:style-name="gr4" draw:text-style-name="P1" draw:layer="layout" draw:type="curve" svg:x1="14.692cm" svg:y1="12.266cm" svg:x2="19.808cm" svg:y2="9.159cm" draw:start-shape="id7" draw:start-glue-point="8" draw:end-shape="id10" draw:end-glue-point="3">
          <text:p text:style-name="P4"/>
        </draw:connector>
        <draw:connector draw:style-name="gr4" draw:text-style-name="P1" draw:layer="layout" draw:type="curve" svg:x1="14.692cm" svg:y1="12.275cm" svg:x2="19.808cm" svg:y2="12.267cm" draw:end-shape="id11" draw:end-glue-point="3">
          <text:p text:style-name="P4"/>
        </draw:connector>
        <draw:connector draw:style-name="gr4" draw:text-style-name="P1" draw:layer="layout" draw:type="curve" svg:x1="14.692cm" svg:y1="12.275cm" svg:x2="19.808cm" svg:y2="15.043cm" draw:end-shape="id12" draw:end-glue-point="3">
          <text:p text:style-name="P4"/>
        </draw:connector>
        <draw:frame draw:style-name="gr3" draw:text-style-name="P1" draw:layer="layout" svg:width="1.692cm" svg:height="1.692cm" svg:x="17cm" svg:y="14.142cm">
          <draw:image xlink:href="Pictures/1000020100000040000000405C4792FC.png" xlink:type="simple" xlink:show="embed" xlink:actuate="onLoad">
            <text:p text:style-name="P4"/>
          </draw:image>
        </draw:frame>
        <draw:frame draw:style-name="gr5" draw:text-style-name="P5" draw:layer="layout" svg:width="1.327cm" svg:height="1.013cm" svg:x="17.273cm" svg:y="13.413cm">
          <draw:text-box>
            <text:p text:style-name="P4"><text:span text:style-name="T2">(2)</text:span></text:p>
          </draw:text-box>
        </draw:frame>
        <draw:frame draw:style-name="gr3" draw:text-style-name="P1" draw:layer="layout" svg:width="1.692cm" svg:height="1.692cm" svg:x="16.5cm" svg:y="9.121cm">
          <draw:image xlink:href="Pictures/1000020100000040000000405C4792FC.png" xlink:type="simple" xlink:show="embed" xlink:actuate="onLoad">
            <text:p text:style-name="P4"/>
          </draw:image>
        </draw:frame>
        <draw:frame draw:style-name="gr5" draw:text-style-name="P5" draw:layer="layout" svg:width="1.327cm" svg:height="1.013cm" svg:x="16.773cm" svg:y="8.392cm">
          <draw:text-box>
            <text:p text:style-name="P4"><text:span text:style-name="T2">(2)</text:span></text:p>
          </draw:text-box>
        </draw:frame>
        <draw:frame draw:style-name="gr3" draw:text-style-name="P1" draw:layer="layout" svg:width="1.692cm" svg:height="1.692cm" svg:x="17.2cm" svg:y="11.542cm">
          <draw:image xlink:href="Pictures/1000020100000040000000405C4792FC.png" xlink:type="simple" xlink:show="embed" xlink:actuate="onLoad">
            <text:p text:style-name="P4"/>
          </draw:image>
        </draw:frame>
        <draw:frame draw:style-name="gr5" draw:text-style-name="P5" draw:layer="layout" svg:width="1.327cm" svg:height="1.013cm" svg:x="17.473cm" svg:y="10.813cm">
          <draw:text-box>
            <text:p text:style-name="P4"><text:span text:style-name="T2">(2)</text:span></text:p>
          </draw:text-box>
        </draw:frame>
        <draw:frame draw:style-name="gr3" draw:text-style-name="P1" draw:layer="layout" svg:width="1.692cm" svg:height="1.692cm" svg:x="15.3cm" svg:y="18.908cm">
          <draw:image xlink:href="Pictures/1000020100000040000000403D8D3B6A.png" xlink:type="simple" xlink:show="embed" xlink:actuate="onLoad">
            <text:p text:style-name="P4"/>
          </draw:image>
        </draw:frame>
        <draw:frame draw:style-name="gr3" draw:text-style-name="P1" draw:layer="layout" svg:width="1.692cm" svg:height="1.692cm" svg:x="15.3cm" svg:y="17.208cm">
          <draw:image xlink:href="Pictures/100002010000004000000040921DE8B2.png" xlink:type="simple" xlink:show="embed" xlink:actuate="onLoad">
            <text:p text:style-name="P4"/>
          </draw:image>
        </draw:frame>
        <draw:frame draw:style-name="gr5" draw:text-style-name="P6" draw:layer="layout" svg:width="3.117cm" svg:height="1.008cm" svg:x="16.946cm" svg:y="17.55cm">
          <draw:text-box>
            <text:p text:style-name="P6"><text:span text:style-name="T3">message</text:span></text:p>
          </draw:text-box>
        </draw:frame>
        <draw:frame draw:style-name="gr5" draw:text-style-name="P6" draw:layer="layout" svg:width="4.646cm" svg:height="1.008cm" svg:x="16.946cm" svg:y="19.25cm">
          <draw:text-box>
            <text:p text:style-name="P6"><text:span text:style-name="T3">software ent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Vertical_20_white_20_to_20_gray" draw:display-name="Vertical white to gray" draw:style="linear" draw:start-color="#ffffff" draw:end-color="#c0c0c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cm" fo:page-height="20.6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1-24T10:03:49</meta:creation-date>
    <dc:creator>Julien Ponge</dc:creator>
    <dc:date>2008-01-24T10:19:35</dc:date>
    <meta:editing-cycles>4</meta:editing-cycles>
    <meta:editing-duration>PT15M54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